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AttributeUse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Use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AttributeUseImpl.getAttr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UseImpl.getItemValu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ttributeUseImpl.getConstrain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ttributeUseImpl.getActualVC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ttributeUs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UseImpl.getConstrai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UseImpl.getActualV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ttributeUseImpl.ge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UseImp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UseImp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UseImp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